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100000023B3D80C9823927292.png" manifest:media-type="image/png"/>
  <manifest:file-entry manifest:full-path="Pictures/100002010000002D00000054D99173D4BDAF98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2">
      <style:paragraph-properties fo:text-align="start" style:justify-single-word="false"/>
      <style:text-properties officeooo:paragraph-rsid="0001c742"/>
    </style:style>
    <style:style style:name="P3" style:family="paragraph" style:parent-style-name="Text_20_body" style:list-style-name="L3">
      <style:paragraph-properties fo:text-align="start" style:justify-single-word="false"/>
      <style:text-properties officeooo:paragraph-rsid="0001c742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1c742" officeooo:paragraph-rsid="0001c742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01c742" officeooo:paragraph-rsid="0001c742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28082" officeooo:paragraph-rsid="00028082"/>
    </style:style>
    <style:style style:name="P7" style:family="paragraph" style:parent-style-name="Text_20_body" style:list-style-name="L4">
      <style:paragraph-properties fo:text-align="start" style:justify-single-word="false"/>
      <style:text-properties officeooo:rsid="00028082" officeooo:paragraph-rsid="00028082"/>
    </style:style>
    <style:style style:name="P8" style:family="paragraph" style:parent-style-name="Text_20_body" style:list-style-name="L5">
      <style:paragraph-properties fo:text-align="start" style:justify-single-word="false"/>
      <style:text-properties officeooo:rsid="00028414" officeooo:paragraph-rsid="00028414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1c7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dminisztrátori útmutató</text:h>
      <text:p text:style-name="P1"/>
      <text:list xml:id="list2744412182" text:style-name="L1">
        <text:list-item>
          <text:p text:style-name="P4">Belépés az alkalmazásba:</text:p>
        </text:list-item>
      </text:list>
      <text:list xml:id="list3912636080" text:style-name="L3">
        <text:list-item>
          <text:p text:style-name="P3"><text:span text:style-name="T1">Az alkalmazást a következő címen éri el bármilyen modern böngészővel: </text:span><text:a xlink:type="simple" xlink:href="https://projekt.devop.hu/site" text:style-name="Internet_20_link" text:visited-style-name="Visited_20_Internet_20_Link"><text:span text:style-name="T1">https://projekt.devop.hu/site</text:span></text:a></text:p>
        </text:list-item>
      </text:list>
      <text:list xml:id="list1171879352" text:style-name="L2">
        <text:list-item>
          <text:p text:style-name="P2"><text:span text:style-name="T1">Itt a bejelentkező oldal fog feljönni, ha még eddig nem lépett be soha. </text:span></text:p>
        </text:list-item>
        <text:list-item>
          <text:p text:style-name="P2"><text:span text:style-name="T1">Írja be felhasználónevét valamint titkos jelszavát a bejelentkezéshez. </text:span></text:p>
        </text:list-item>
        <text:list-item>
          <text:p text:style-name="P5">Sikeres bejelentkezés esetén a vezérlőpult főoldala fog betöltődni</text:p>
        </text:list-item>
        <text:list-item>
          <text:p text:style-name="P5">Sikertelen bejelentkezés esetén a bejelentkező oldal fog látszódni változatlanul, ebben az esetben próbálja meg még egyszer beírni a jelszavát.</text:p>
        </text:list-item>
        <text:list-item>
          <text:p text:style-name="P6">Ha biztos benne, hogy minden adatot jól adott meg akkor keresse fel cégünket az elérhetőségeink egyikén (info@devop.hu)</text:p>
        </text:list-item>
      </text:list>
      <text:list xml:id="list232652295279659" text:continue-list="list2744412182" text:style-name="L1">
        <text:list-item>
          <text:p text:style-name="P4">Felhasználók (adminisztrátorok) kezelése:</text:p>
        </text:list-item>
      </text:list>
      <text:list xml:id="list865706045" text:style-name="L4">
        <text:list-item>
          <text:p text:style-name="P7">A menüben felül válassza ki a felhasználók menüpontot</text:p>
        </text:list-item>
        <text:list-item>
          <text:p text:style-name="P7">Majd egy táblázatban a felhasználók listáját fogja látni</text:p>
        </text:list-item>
        <text:list-item>
          <text:p text:style-name="P7">A következő ikonok segítségével válassza ki, hogy mit kíván tenni </text:p>
          <text:list>
            <text:list-item>
              <text:p text:style-name="P7"><draw:frame draw:style-name="fr1" draw:name="Kép1" text:anchor-type="paragraph" svg:x="10.19cm" svg:y="0.011cm" svg:width="1.191cm" svg:height="2.223cm" draw:z-index="0"><draw:image xlink:href="Pictures/100002010000002D00000054D99173D4BDAF9810.png" xlink:type="simple" xlink:show="embed" xlink:actuate="onLoad" loext:mime-type="image/x-vclgraphic"/></draw:frame>A felhasználó adatainak megtekintése</text:p>
            </text:list-item>
            <text:list-item>
              <text:p text:style-name="P7">A felhasználó szerkesztése</text:p>
            </text:list-item>
            <text:list-item>
              <text:p text:style-name="P7">A felhasználó törlése</text:p>
            </text:list-item>
          </text:list>
        </text:list-item>
      </text:list>
      <text:list xml:id="list232653623797697" text:continue-list="list232652295279659" text:style-name="L1">
        <text:list-item>
          <text:p text:style-name="P4">Az ügyfél válaszok megtekintése:</text:p>
        </text:list-item>
      </text:list>
      <text:list xml:id="list243864081" text:style-name="L5">
        <text:list-item>
          <text:p text:style-name="P8">Az ügyfelek menüpontot kiválasztva láthatjuk a kitöltött kérdőívek eredményeit</text:p>
        </text:list-item>
        <text:list-item>
          <text:p text:style-name="P8"><draw:frame draw:style-name="fr1" draw:name="Kép2" text:anchor-type="paragraph" svg:x="6.26cm" svg:y="-0.265cm" svg:width="0.873cm" svg:height="0.926cm" draw:z-index="1"><draw:image xlink:href="Pictures/100002010000002100000023B3D80C9823927292.png" xlink:type="simple" xlink:show="embed" xlink:actuate="onLoad" loext:mime-type="image/x-vclgraphic"/></draw:frame>Jobb oldalon a következő <text:s/>ikonra kattintva tekinthetjük meg az eredményeket.</text:p>
        </text:list-item>
        <text:list-item>
          <text:p text:style-name="P8">Az eredmények szerkesztésére nincs lehetőség az adatokat bizalmasan kezeljük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3:06:56.839643894</meta:creation-date>
    <dc:date>2019-05-15T23:26:52.131914552</dc:date>
    <meta:editing-duration>PT19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19" meta:word-count="170" meta:character-count="1201" meta:non-whitespace-character-count="1064"/>
  </office:meta>
</office:document-meta>
</file>